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4dc" officeooo:paragraph-rsid="001ea4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WL Grundlagen</text:p>
      <text:p text:style-name="P1"/>
      <text:p text:style-name="P1">Abgrenzung BWL und VWL</text:p>
      <text:p text:style-name="P1">BWL: Analysiert die bei der Leistungserstellung notwendige Abstimmung der Produktionsfaktoren</text:p>
      <text:p text:style-name="P1">VWL: Analysiert die bei der Arbeitsteilung notwendige Abstimmung der Aktivitäten der Witschaftssubjekte im Bereich Produktion, Verteilung und des Konsums</text:p>
      <text:p text:style-name="P1"/>
      <text:p text:style-name="P1">Einteilung der VWL</text:p>
      <text:p text:style-name="P1">Mikroökonomie: betrachtet jede einzelne kleinste Einheit eines Witschaftssystems, das individuelle Verhalten der Käufer und Verkäufer</text:p>
      <text:p text:style-name="P1">Makroökonomie: untersucht gesamtwirtschaftliche Zusammenhänge; makroökonomische Größen erhält man durch Addition mikroökonomischer Größen </text:p>
      <text:p text:style-name="P1"/>
      <text:p text:style-name="P1">Mikroökonomische Sachverhalte</text:p>
      <text:p text:style-name="P1">Haushaltstheorie: Welche Güter werden nachgefragt? Wie viel wird gespart? …</text:p>
      <text:p text:style-name="P1">Unternehmenstheorie: Wie viel wird produziert? Wie werden Ressourcen eingesetzt? …</text:p>
      <text:p text:style-name="P1">Preistheorie: Wie entstehen Preise auf den einzelnen Märkten?</text:p>
      <text:p text:style-name="P1">Verteilungstheorie: Wie wird das Produktionsergebnis auf die Produktionsfaktoren verteilt?</text:p>
      <text:p text:style-name="P1">Wettbewerbstheorie: Wie beinflusst z.B. die Änderung der Anzahl der Anbieter die Innovation und die Preisbildung?</text:p>
      <text:p text:style-name="P1"/>
      <text:p text:style-name="P1">Wirtschaftsordnung(en):</text:p>
      <text:p text:style-name="P1">- sie ist Teil der gesamten gesellschaftlichen Ordnung</text:p>
      <text:p text:style-name="P1">- allen Wirtschaftsordnungen gemeinsam ist die Planung</text:p>
      <text:p text:style-name="P1">weitere Ordnungselemente:</text:p>
      <text:p text:style-name="P1">- Wer ist Eigentümer der Produktionsmittel?<text:line-break/> - Welche Marktformen und welche Unternehmensformen herrschen vor?<text:line-break/> - Welche Wirtschaftsprinzipien gelten?<text:line-break/> - Welche Preisbildungssysteme gelten?<text:line-break/>Wirtschaftliches Handeln orientiert sich an der Knappheit der Güter</text:p>
      <text:p text:style-name="P1">Knappheitsdifferenzen können dargestellt werden durch:<text:line-break/>- Plansalden (Differenz zwischen Inlandsproduktion und vom Ausland zugekauften Gütermengen)</text:p>
      <text:p text:style-name="P1">- Marktpreise (bilden sich durch Angebot und Nachfrage)</text:p>
      <text:p text:style-name="P1"/>
      <text:p text:style-name="P1">Wirtschaftliche Grundordnungen<text:line-break/>1. Zentral gesteuertes Wirtschaftssystem:</text:p>
      <text:p text:style-name="P1">Staatliche Planbehörde koordiniert die zur Versorgung des Gemeinswesens nötigen wirtschaftlichen Handlungen</text:p>
      <text:p text:style-name="P1">2. Dezentral gesteuertes Wirtschaftssystem:</text:p>
      <text:p text:style-name="P1">Die zur Versorgung des Gemeinswesens nötigen Güter werden über viele Einzelpläne hersgestellt und auf den Märkten angebote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5:34:52.589403596</meta:creation-date>
    <dc:date>2024-09-30T15:48:22.644706299</dc:date>
    <meta:editing-duration>PT23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1" meta:paragraph-count="24" meta:word-count="229" meta:character-count="1980" meta:non-whitespace-character-count="1771"/>
  </office:meta>
</office:document-meta>
</file>